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8.448cm" fo:min-width="12.088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8cm" svg:height="12.3cm" svg:x="1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2cm" svg:height="1.673cm" svg:x="7.1cm" svg:y="3.8cm">
          <draw:text-box>
            <text:p>Pühringer Lukas, PL</text:p>
          </draw:text-box>
        </draw:frame>
        <draw:frame draw:style-name="gr3" draw:text-style-name="P2" draw:layer="layout" svg:width="7.5cm" svg:height="2.384cm" svg:x="2.7cm" svg:y="7.4cm">
          <draw:text-box>
            <text:p>Manuel Ranzmeir, PMA</text:p>
          </draw:text-box>
        </draw:frame>
        <draw:frame draw:style-name="gr3" draw:text-style-name="P2" draw:layer="layout" svg:width="7.5cm" svg:height="2.384cm" svg:x="11.1cm" svg:y="7.3cm">
          <draw:text-box>
            <text:p>Markus Sperl, P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4:43:16.271000000</meta:creation-date>
    <dc:date>2018-04-06T15:01:53.906000000</dc:date>
    <meta:editing-duration>PT8M27S</meta:editing-duration>
    <meta:editing-cycles>1</meta:editing-cycles>
    <meta:document-statistic meta:object-count="4"/>
    <meta:generator>LibreOffice/5.4.5.1$Windows_X86_64 LibreOffice_project/79c9829dd5d8054ec39a82dc51cd9eff340dbee8</meta:generator>
  </office:meta>
</office:document-meta>
</file>